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8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396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298cm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475cm"/>
    </style:style>
    <style:style style:name="gr3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fo:min-height="1.57cm"/>
    </style:style>
    <style:style style:name="gr33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2.573cm"/>
    </style:style>
    <style:style style:name="gr35" style:family="graphic" style:parent-style-name="standard">
      <style:graphic-properties draw:stroke="none" draw:fill="none" fo:min-height="3cm"/>
    </style:style>
    <style:style style:name="gr36" style:family="graphic" style:parent-style-name="standard">
      <style:graphic-properties draw:stroke="none" draw:fill="none" fo:min-height="2.106cm"/>
    </style:style>
    <style:style style:name="gr37" style:family="graphic" style:parent-style-name="standard">
      <style:graphic-properties draw:stroke="none" draw:fill="none" fo:min-height="2.419cm"/>
    </style:style>
    <style:style style:name="gr38" style:family="graphic" style:parent-style-name="standard">
      <style:graphic-properties draw:stroke="none" draw:fill="none" fo:min-height="1.088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42" style:family="graphic" style:parent-style-name="standard">
      <style:graphic-properties draw:stroke="none" draw:fill="none" fo:min-height="2.46cm"/>
    </style:style>
    <style:style style:name="gr4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  <style:text-properties fo:font-size="10pt" style:font-size-asian="10pt" style:font-size-complex="10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.105cm" fo:margin-bottom="0cm" fo:text-align="end" fo:text-indent="0cm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7" draw:id="id17" draw:layer="layout" svg:width="18.468cm" svg:height="12.543cm" svg:x="1.352cm" svg:y="13.17cm">
            <text:p/>
  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3.177cm" svg:x2="2.312cm" svg:y2="25.68cm">
            <text:p/>
          </draw:line>
        </draw:g>
        <draw:custom-shape draw:style-name="gr3" draw:text-style-name="P1" xml:id="id24" draw:id="id24" draw:layer="layout" svg:width="5.405cm" svg:height="1.298cm" svg:x="8.24cm" svg:y="24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6.43cm" svg:height="0.879cm" svg:x="13.002cm" svg:y="1.2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4" draw:id="id4" draw:layer="layout" svg:width="6.879cm" svg:height="0.879cm" svg:x="2.082cm" svg:y="1.2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xml:id="id1" draw:id="id1" draw:layer="layout" svg:width="5.1cm" svg:height="0.913cm" svg:x="8.505cm" svg:y="2.346cm">
          <text:list text:style-name="L1">
            <text:list-header>
              <text:p text:style-name="P2"><text:span text:style-name="T1">Input via </text:span><text:span text:style-name="T2">read_opm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7" draw:text-style-name="P4" draw:layer="layout" draw:type="curve" svg:x1="11.055cm" svg:y1="3.259cm" svg:x2="7.894cm" svg:y2="4.618cm" draw:start-shape="id1" draw:start-glue-point="2" draw:end-shape="id2" svg:d="m11055 3259c0 1009-3161 330-3161 1359" svg:viewBox="0 0 3162 1360">
          <text:p/>
        </draw:connector>
        <draw:connector draw:style-name="gr7" draw:text-style-name="P4" draw:layer="layout" draw:type="curve" svg:x1="16.217cm" svg:y1="2.146cm" svg:x2="13.605cm" svg:y2="2.802cm" draw:start-shape="id3" draw:start-glue-point="2" draw:end-shape="id1" draw:end-glue-point="1" svg:d="m16217 2146c0 438-870 656-2612 656" svg:viewBox="0 0 2613 657">
          <text:p/>
        </draw:connector>
        <draw:connector draw:style-name="gr7" draw:text-style-name="P4" draw:layer="layout" draw:type="curve" svg:x1="5.521cm" svg:y1="2.1cm" svg:x2="8.505cm" svg:y2="2.802cm" draw:start-shape="id4" draw:start-glue-point="2" draw:end-shape="id1" draw:end-glue-point="3" svg:d="m5521 2100c0 468 994 702 2984 702" svg:viewBox="0 0 2985 703">
          <text:p/>
        </draw:connector>
        <draw:connector draw:style-name="gr7" draw:text-style-name="P4" draw:layer="layout" draw:type="curve" svg:x1="11.055cm" svg:y1="3.259cm" svg:x2="14.369cm" svg:y2="4.6cm" draw:start-shape="id1" draw:start-glue-point="2" draw:end-shape="id5" svg:d="m11055 3259c0 996 3314 326 3314 1341" svg:viewBox="0 0 3315 1342">
          <text:p/>
        </draw:connector>
        <draw:custom-shape draw:style-name="gr8" draw:text-style-name="P5" draw:layer="layout" svg:width="2.027cm" svg:height="3.536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845cm" svg:height="0.684cm" svg:x="7.112cm" svg:y="9.1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.37cm" svg:height="1.107cm" svg:x="7.355cm" svg:y="9.7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9.333cm" svg:height="1.17cm" svg:x="6.348cm" svg:y="10.7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(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5" draw:text-style-name="P10" draw:layer="layout" svg:width="2.081cm" svg:height="2.843cm" svg:x="10.108cm" svg:y="4.7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(),</text:span><text:span text:style-name="T7"><text:line-break/></text:span><text:span text:style-name="T7">c(),</text:span><text:span text:style-name="T7"><text:line-break/></text:span><text:span text:style-name="T7">+</text:span></text:p>
          </draw:text-box>
        </draw:frame>
        <draw:custom-shape draw:style-name="gr16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15" draw:id="id15" draw:layer="layout" svg:x1="7.299cm" svg:y1="4.672cm" svg:x2="7.299cm" svg:y2="7.7cm">
          <text:p/>
        </draw:line>
        <draw:custom-shape draw:style-name="gr18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5.682cm" svg:y1="5.4cm" svg:x2="10.099cm" svg:y2="5.4cm">
          <text:p/>
        </draw:line>
        <draw:line draw:style-name="gr17" draw:text-style-name="P4" draw:layer="layout" svg:x1="5.682cm" svg:y1="6.4cm" svg:x2="10.099cm" svg:y2="6.4cm">
          <text:p/>
        </draw:line>
        <draw:frame draw:style-name="gr19" draw:text-style-name="P11" draw:layer="layout" svg:width="3.14cm" svg:height="0.645cm" svg:x="7.099cm" svg:y="4.659cm">
          <draw:text-box>
            <text:p text:style-name="P11"><text:span text:style-name="T8">raw kinetic data</text:span></text:p>
          </draw:text-box>
        </draw:frame>
        <draw:frame draw:style-name="gr19" draw:text-style-name="P11" draw:layer="layout" svg:width="3.103cm" svg:height="1.039cm" svg:x="7.099cm" svg:y="5.4cm">
          <draw:text-box>
            <text:p text:style-name="P11"><text:span text:style-name="T8">raw kinetic and aggregated data</text:span></text:p>
          </draw:text-box>
        </draw:frame>
        <draw:frame draw:style-name="gr19" draw:text-style-name="P11" draw:layer="layout" svg:width="3.103cm" svg:height="1.433cm" svg:x="7.099cm" svg:y="6.271cm">
          <draw:text-box>
            <text:p text:style-name="P11"><text:span text:style-name="T8">raw kinetic, <text:s/>aggregated and discretized data</text:span></text:p>
          </draw:text-box>
        </draw:frame>
        <draw:frame draw:style-name="gr20" draw:text-style-name="P12" xml:id="id6" draw:id="id6" draw:layer="layout" svg:width="1.467cm" svg:height="0.725cm" svg:x="5.675cm" svg:y="4.715cm">
          <draw:text-box>
            <text:p text:style-name="P1"><text:span text:style-name="T9">OPM</text:span></text:p>
          </draw:text-box>
        </draw:frame>
        <draw:frame draw:style-name="gr20" draw:text-style-name="P12" xml:id="id7" draw:id="id7" draw:layer="layout" svg:width="1.751cm" svg:height="0.725cm" svg:x="5.675cm" svg:y="5.567cm">
          <draw:text-box>
            <text:p text:style-name="P1"><text:span text:style-name="T9">OPMA</text:span></text:p>
          </draw:text-box>
        </draw:frame>
        <draw:frame draw:style-name="gr20" draw:text-style-name="P12" xml:id="id8" draw:id="id8" draw:layer="layout" svg:width="1.772cm" svg:height="0.725cm" svg:x="5.675cm" svg:y="6.733cm">
          <draw:text-box>
            <text:p text:style-name="P1"><text:span text:style-name="T9">OPMD</text:span></text:p>
          </draw:text-box>
        </draw:frame>
        <draw:connector draw:style-name="gr21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1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6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3.678cm" svg:y1="4.672cm" svg:x2="13.678cm" svg:y2="7.7cm">
          <text:p/>
        </draw:line>
        <draw:custom-shape draw:style-name="gr18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2.182cm" svg:y1="5.4cm" svg:x2="16.541cm" svg:y2="5.4cm">
          <text:p/>
        </draw:line>
        <draw:line draw:style-name="gr17" draw:text-style-name="P4" draw:layer="layout" svg:x1="12.182cm" svg:y1="6.4cm" svg:x2="16.541cm" svg:y2="6.4cm">
          <text:p/>
        </draw:line>
        <draw:frame draw:style-name="gr22" draw:text-style-name="P12" draw:layer="layout" svg:width="1.787cm" svg:height="0.725cm" svg:x="12.031cm" svg:y="4.7cm">
          <draw:text-box>
            <text:p text:style-name="P1"><text:span text:style-name="T9">OPMS</text:span></text:p>
          </draw:text-box>
        </draw:frame>
        <draw:frame draw:style-name="gr22" draw:text-style-name="P12" draw:layer="layout" svg:width="1.787cm" svg:height="0.725cm" svg:x="12.031cm" svg:y="5.552cm">
          <draw:text-box>
            <text:p text:style-name="P1"><text:span text:style-name="T9">OPMS</text:span></text:p>
          </draw:text-box>
        </draw:frame>
        <draw:frame draw:style-name="gr22" draw:text-style-name="P12" draw:layer="layout" svg:width="1.787cm" svg:height="0.725cm" svg:x="12.031cm" svg:y="6.718cm">
          <draw:text-box>
            <text:p text:style-name="P1"><text:span text:style-name="T9">OPMS</text:span></text:p>
          </draw:text-box>
        </draw:frame>
        <draw:frame draw:style-name="gr19" draw:text-style-name="P11" draw:layer="layout" svg:width="3.098cm" svg:height="0.645cm" svg:x="13.514cm" svg:y="4.6cm">
          <draw:text-box>
            <text:p text:style-name="P11"><text:span text:style-name="T8">raw kinetic data</text:span></text:p>
          </draw:text-box>
        </draw:frame>
        <draw:frame draw:style-name="gr19" draw:text-style-name="P11" xml:id="id9" draw:id="id9" draw:layer="layout" svg:width="3.062cm" svg:height="1.039cm" svg:x="13.514cm" svg:y="5.341cm">
          <draw:text-box>
            <text:p text:style-name="P11"><text:span text:style-name="T8">raw kinetic and aggregated data</text:span></text:p>
          </draw:text-box>
        </draw:frame>
        <draw:frame draw:style-name="gr19" draw:text-style-name="P11" xml:id="id10" draw:id="id10" draw:layer="layout" svg:width="3.072cm" svg:height="1.433cm" svg:x="13.508cm" svg:y="6.312cm">
          <draw:text-box>
            <text:p text:style-name="P11"><text:span text:style-name="T8">raw kinetic, aggregated and discretized data</text:span></text:p>
          </draw:text-box>
        </draw:frame>
        <draw:connector draw:style-name="gr21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1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3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7cm" svg:height="1.039cm" svg:x="2.432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3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844cm" svg:height="1.039cm" svg:x="2.388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g>
          <draw:custom-shape draw:style-name="gr23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7cm" svg:height="1.039cm" svg:x="17.076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3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844cm" svg:height="1.039cm" svg:x="17.032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frame draw:style-name="gr25" draw:text-style-name="P14" draw:layer="layout" svg:width="4.277cm" svg:height="0.726cm" svg:x="4.612cm" svg:y="3.364cm">
          <draw:text-box>
            <text:p text:style-name="P1"><text:span text:style-name="T9">single plate</text:span></text:p>
          </draw:text-box>
        </draw:frame>
        <draw:frame draw:style-name="gr25" draw:text-style-name="P14" draw:layer="layout" svg:width="4.277cm" svg:height="0.726cm" svg:x="13.072cm" svg:y="3.34cm">
          <draw:text-box>
            <text:p text:style-name="P1"><text:span text:style-name="T9">many plates</text:span></text:p>
          </draw:text-box>
        </draw:frame>
        <draw:custom-shape draw:style-name="gr8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6.37cm" svg:height="0.645cm" svg:x="7.815cm" svg:y="8.346cm">
          <draw:text-box>
            <text:p text:style-name="P6"><text:span text:style-name="T3">add metadata via </text:span><text:span text:style-name="T5">include_metadata()</text:span></text:p>
          </draw:text-box>
        </draw:frame>
        <draw:connector draw:style-name="gr27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27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1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1" draw:text-style-name="P1" draw:layer="layout" draw:type="curve" svg:x1="15.044cm" svg:y1="7.73cm" svg:x2="15.525cm" svg:y2="11.312cm" draw:start-shape="id10" draw:start-glue-point="2" draw:end-shape="id13" draw:end-glue-point="1" svg:d="m15044 7730c0 2302 497 1918 809 2238s440 1344-328 1344" svg:viewBox="0 0 1055 3583">
          <text:p/>
        </draw:connector>
        <draw:connector draw:style-name="gr21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1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25" draw:text-style-name="P16" draw:layer="layout" svg:width="6.043cm" svg:height="0.726cm" draw:transform="rotate (1.5707963267949) translate (1.464cm 11.23cm)">
          <draw:text-box>
            <text:p text:style-name="P1"><text:span text:style-name="T12">Initial compilation of data </text:span></text:p>
          </draw:text-box>
        </draw:frame>
        <draw:custom-shape draw:style-name="gr28" draw:text-style-name="P1" xml:id="id18" draw:id="id18" draw:layer="layout" svg:width="14.353cm" svg:height="2.363cm" svg:x="3.74cm" svg:y="13.495cm">
          <draw:glue-point draw:id="4" svg:x="-6.336cm" svg:y="1.182cm" draw:align="center"/>
          <draw:glue-point draw:id="5" svg:x="-3.214cm" svg:y="4.972cm"/>
          <draw:glue-point draw:id="6" svg:x="1.645cm" svg:y="5.074cm"/>
          <draw:glue-point draw:id="7" svg:x="-4.001cm" svg:y="5.103cm"/>
          <draw:glue-point draw:id="8" svg:x="2.131cm" svg:y="5.074cm"/>
          <draw:glue-point draw:id="9" svg:x="4.276cm" svg:y="5.07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7" draw:layer="layout" svg:width="14.452cm" svg:height="0.725cm" svg:x="3.668cm" svg:y="13.587cm">
          <draw:text-box>
            <text:p text:style-name="P17"><text:span text:style-name="T8">Data containers compiled according to the interests and needs of the user</text:span></text:p>
          </draw:text-box>
        </draw:frame>
        <draw:connector draw:style-name="gr30" draw:text-style-name="P1" draw:layer="layout" draw:type="line" svg:x1="10.586cm" svg:y1="12.023cm" svg:x2="10.586cm" svg:y2="13.17cm" draw:start-shape="id16" draw:start-glue-point="2" draw:end-shape="id17" draw:end-glue-point="0" svg:d="m10586 12023v1147" svg:viewBox="0 0 1 1148">
          <text:p/>
        </draw:connector>
        <draw:custom-shape draw:style-name="gr31" draw:text-style-name="P1" xml:id="id25" draw:id="id25" draw:layer="layout" svg:width="3.972cm" svg:height="2.303cm" svg:x="14.89cm" svg:y="20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8" draw:layer="layout" svg:width="4.009cm" svg:height="2.221cm" svg:x="14.853cm" svg:y="20.807cm">
          <draw:text-box>
            <text:p text:style-name="P18"><text:span text:style-name="T13">output YAML, CSV etc. with</text:span><text:span text:style-name="T14"><text:line-break/></text:span><text:span text:style-name="T15">to_yaml()/write(),</text:span></text:p>
            <text:p text:style-name="P18"><text:span text:style-name="T15">write.table(),</text:span></text:p>
            <text:p text:style-name="P18"><text:span text:style-name="T15">phylo_data()/write()</text:span></text:p>
          </draw:text-box>
        </draw:frame>
        <draw:custom-shape draw:style-name="gr33" draw:text-style-name="P1" xml:id="id20" draw:id="id20" draw:layer="layout" svg:width="4.974cm" svg:height="2.554cm" svg:x="14.564cm" svg:y="17.116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5.534cm" svg:height="2.823cm" svg:x="14.555cm" svg:y="17.055cm">
          <draw:text-box>
            <text:p text:style-name="P18"><text:span text:style-name="T13">manage metadata with</text:span></text:p>
            <text:p text:style-name="P18"><text:span text:style-name="T15">metadata()&lt;-,</text:span></text:p>
            <text:p text:style-name="P18"><text:span text:style-name="T15">include_metadata(),</text:span></text:p>
            <text:p text:style-name="P18"><text:span text:style-name="T15">map_metadata(),</text:span></text:p>
            <text:p text:style-name="P18"><text:span text:style-name="T15">metadata_chars()</text:span></text:p>
          </draw:text-box>
        </draw:frame>
        <draw:custom-shape draw:style-name="gr33" draw:text-style-name="P1" xml:id="id19" draw:id="id19" draw:layer="layout" svg:width="6.052cm" svg:height="2.653cm" svg:x="2.487cm" svg:y="20.738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8" draw:layer="layout" svg:width="6.07cm" svg:height="3.25cm" svg:x="2.449cm" svg:y="20.845cm">
          <draw:text-box>
            <text:p text:style-name="P18"><text:span text:style-name="T13">create customized plots with</text:span><text:span text:style-name="T14"><text:line-break/></text:span><text:span text:style-name="T15">level_plot(), xy_plot(),</text:span></text:p>
            <text:p text:style-name="P18"><text:span text:style-name="T15">ci_plot()/extract(), heat_map(), radial_plot()</text:span></text:p>
          </draw:text-box>
          <draw:glue-point draw:id="4" svg:x="-1.803cm" svg:y="-0.873cm"/>
          <draw:glue-point draw:id="5" svg:x="-2.676cm" svg:y="5.001cm"/>
        </draw:frame>
        <draw:custom-shape draw:style-name="gr33" draw:text-style-name="P1" xml:id="id23" draw:id="id23" draw:layer="layout" svg:width="3.9cm" svg:height="2.497cm" svg:x="8.967cm" svg:y="17.06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8" draw:layer="layout" svg:width="4.163cm" svg:height="2.356cm" svg:x="8.963cm" svg:y="16.999cm">
          <draw:text-box>
            <text:p text:style-name="P18"><text:span text:style-name="T13">query metadata and select with</text:span></text:p>
            <text:p text:style-name="P18"><text:span text:style-name="T15">subset(), [ ],</text:span></text:p>
            <text:p text:style-name="P18"><text:span text:style-name="T15">%k%, %q%, </text:span><text:span text:style-name="T15"><text:line-break/></text:span><text:span text:style-name="T15">%K%, %Q%</text:span></text:p>
          </draw:text-box>
        </draw:frame>
        <draw:custom-shape draw:style-name="gr33" draw:text-style-name="P1" xml:id="id21" draw:id="id21" draw:layer="layout" svg:width="3.385cm" svg:height="2.643cm" svg:x="9.224cm" svg:y="20.774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3.077cm" svg:height="2.669cm" svg:x="9.199cm" svg:y="20.789cm">
          <draw:text-box>
            <text:p text:style-name="P18"><text:span text:style-name="T13">convert with</text:span></text:p>
            <text:p text:style-name="P18"><text:span text:style-name="T15">flatten(),</text:span></text:p>
            <text:p text:style-name="P18"><text:span text:style-name="T15">extract(),</text:span></text:p>
            <text:p text:style-name="P18"><text:span text:style-name="T15">opm_mcp()</text:span></text:p>
          </draw:text-box>
        </draw:frame>
        <draw:frame draw:style-name="gr38" draw:text-style-name="P20" draw:layer="layout" svg:width="5.388cm" svg:height="1.338cm" svg:x="8.376cm" svg:y="24.225cm">
          <draw:text-box>
            <text:p text:style-name="P19"><text:span text:style-name="T13">independently explore </text:span><text:span text:style-name="T13"><text:line-break/></text:span><text:span text:style-name="T13">data within R</text:span></text:p>
          </draw:text-box>
        </draw:frame>
        <draw:connector draw:style-name="gr39" draw:text-style-name="P1" draw:layer="layout" draw:line-skew="1.914cm" svg:x1="4.58cm" svg:y1="15.858cm" svg:x2="5.513cm" svg:y2="20.738cm" draw:start-shape="id18" draw:start-glue-point="4" draw:end-shape="id19" svg:d="m4580 15858v4365h933v515" svg:viewBox="0 0 934 4881">
          <text:p/>
        </draw:connector>
        <draw:connector draw:style-name="gr40" draw:text-style-name="P1" draw:layer="layout" svg:x1="17.051cm" svg:y1="17.116cm" svg:x2="17.053cm" svg:y2="15.858cm" draw:start-shape="id20" draw:start-glue-point="0" draw:end-shape="id18" draw:end-glue-point="9" svg:d="m17051 17116v-617h2v-641" svg:viewBox="0 0 3 1259">
          <text:p/>
        </draw:connector>
        <draw:connector draw:style-name="gr39" draw:text-style-name="P1" draw:layer="layout" svg:x1="13.277cm" svg:y1="15.858cm" svg:x2="12.609cm" svg:y2="22.095cm" draw:start-shape="id18" draw:start-glue-point="6" draw:end-shape="id21" draw:end-glue-point="1" svg:d="m13277 15858v6237h-668" svg:viewBox="0 0 669 6238">
          <text:p/>
        </draw:connector>
        <draw:custom-shape draw:style-name="gr41" draw:text-style-name="P1" draw:layer="layout" svg:width="14.358cm" svg:height="0.883cm" svg:x="3.74cm" svg:y="14.298cm">
          <text:p text:style-name="P21"><text:span text:style-name="T16">OPM, OPMA, OPMD, or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3.91cm" svg:height="0.645cm" svg:x="3.854cm" svg:y="15.215cm">
          <draw:text-box>
            <text:p text:style-name="P11"><text:span text:style-name="T8">Single to many plates with raw kinetic, and optionally aggregated and discretized data</text:span></text:p>
          </draw:text-box>
        </draw:frame>
        <draw:custom-shape draw:style-name="gr33" draw:text-style-name="P1" xml:id="id22" draw:id="id22" draw:layer="layout" svg:width="2.743cm" svg:height="3.009cm" svg:x="4.93cm" svg:y="17.039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8" draw:layer="layout" svg:width="3.27cm" svg:height="2.71cm" svg:x="4.805cm" svg:y="16.961cm">
          <draw:text-box>
            <text:p text:style-name="P18"><text:span text:style-name="T13">conduct multiple comparison</text:span><text:span text:style-name="T13"><text:line-break/></text:span><text:span text:style-name="T13">of means </text:span><text:span text:style-name="T13"><text:line-break/></text:span><text:span text:style-name="T13">with</text:span></text:p>
            <text:p text:style-name="P18"><text:span text:style-name="T15">opm_mcp()</text:span></text:p>
          </draw:text-box>
        </draw:frame>
        <draw:connector draw:style-name="gr39" draw:text-style-name="P1" draw:layer="layout" draw:type="lines" svg:x1="6.303cm" svg:y1="15.85cm" svg:x2="6.301cm" svg:y2="17.039cm" draw:start-shape="id18" draw:start-glue-point="5" draw:end-shape="id22" draw:end-glue-point="0" svg:d="m6303 15850v532l-2 155v502" svg:viewBox="0 0 3 1190">
          <text:p/>
        </draw:connector>
        <draw:frame draw:style-name="gr25" draw:text-style-name="P16" draw:layer="layout" svg:width="11.292cm" svg:height="0.726cm" draw:transform="rotate (1.5707963267949) translate (1.464cm 25.682cm)">
          <draw:text-box>
            <text:p text:style-name="P1"><text:span text:style-name="T12">Data analysis and management</text:span></text:p>
          </draw:text-box>
        </draw:frame>
        <draw:connector draw:style-name="gr40" draw:text-style-name="P1" draw:layer="layout" draw:type="line" svg:x1="10.916cm" svg:y1="15.858cm" svg:x2="10.917cm" svg:y2="17.063cm" draw:start-shape="id18" draw:start-glue-point="2" draw:end-shape="id23" draw:end-glue-point="0" svg:d="m10916 15858 1 1205" svg:viewBox="0 0 2 1206">
          <text:p/>
        </draw:connector>
        <draw:connector draw:style-name="gr39" draw:text-style-name="P1" draw:layer="layout" draw:type="line" svg:x1="10.917cm" svg:y1="19.56cm" svg:x2="10.916cm" svg:y2="20.774cm" draw:start-shape="id23" draw:end-shape="id21" draw:end-glue-point="0" svg:d="m10917 19560-1 1214" svg:viewBox="0 0 2 1215">
          <text:p/>
        </draw:connector>
        <draw:connector draw:style-name="gr39" draw:text-style-name="P1" draw:layer="layout" draw:type="line" svg:x1="10.916cm" svg:y1="23.417cm" svg:x2="10.943cm" svg:y2="24.114cm" draw:start-shape="id21" draw:start-glue-point="2" draw:end-shape="id24" draw:end-glue-point="4" svg:d="m10916 23417 27 697" svg:viewBox="0 0 28 698">
          <text:p/>
        </draw:connector>
        <draw:connector draw:style-name="gr39" draw:text-style-name="P1" draw:layer="layout" svg:x1="13.974cm" svg:y1="15.858cm" svg:x2="14.89cm" svg:y2="21.937cm" draw:start-shape="id18" draw:start-glue-point="8" draw:end-shape="id25" draw:end-glue-point="3" svg:d="m13974 15858v6079h916" svg:viewBox="0 0 917 6080">
          <text:p/>
        </draw:connector>
        <draw:connector draw:style-name="gr39" draw:text-style-name="P1" draw:layer="layout" svg:x1="9.382cm" svg:y1="19.559cm" svg:x2="7.497cm" svg:y2="20.738cm" draw:start-shape="id23" draw:start-glue-point="4" draw:end-shape="id19" draw:end-glue-point="5" svg:d="m9382 19559v589h-1885v590" svg:viewBox="0 0 1886 1180">
          <text:p/>
        </draw:connector>
        <draw:custom-shape draw:style-name="gr43" draw:text-style-name="P1" xml:id="id26" draw:id="id26" draw:layer="layout" svg:width="5.406cm" svg:height="1.298cm" svg:x="14.161cm" svg:y="24.114cm">
          <draw:glue-point draw:id="12" svg:x="-4.441cm" svg:y="-2.372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0" draw:layer="layout" svg:width="5.249cm" svg:height="1.338cm" svg:x="14.378cm" svg:y="24.225cm">
          <draw:text-box>
            <text:p text:style-name="P19"><text:span text:style-name="T13">independently explore</text:span></text:p>
            <text:p text:style-name="P19"><text:span text:style-name="T13">data elsewhere</text:span></text:p>
          </draw:text-box>
        </draw:frame>
        <draw:connector draw:style-name="gr39" draw:text-style-name="P1" draw:layer="layout" draw:type="line" svg:x1="16.876cm" svg:y1="23.089cm" svg:x2="16.864cm" svg:y2="24.114cm" draw:start-shape="id25" draw:start-glue-point="2" draw:end-shape="id26" draw:end-glue-point="4" svg:d="m16876 23089-12 1025" svg:viewBox="0 0 13 1026">
          <text:p/>
        </draw:connector>
        <draw:connector draw:style-name="gr39" draw:text-style-name="P1" draw:layer="layout" draw:type="lines" svg:x1="8.967cm" svg:y1="18.311cm" svg:x2="7.661cm" svg:y2="18.3cm" draw:start-shape="id23" draw:end-shape="id22" draw:end-glue-point="4" svg:d="m8967 18311h-501l-293-11h-512" svg:viewBox="0 0 1307 12">
          <text:p/>
        </draw:connector>
        <draw:custom-shape draw:style-name="gr3" draw:text-style-name="P1" draw:layer="layout" svg:width="5.405cm" svg:height="1.298cm" svg:x="2.739cm" svg:y="24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0" draw:layer="layout" svg:width="5.388cm" svg:height="1.338cm" svg:x="2.776cm" svg:y="24.225cm">
          <draw:text-box>
            <text:p text:style-name="P19"><text:span text:style-name="T13">generate publishable figures, tables and 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04-01T19:45:54</dc:date>
    <dc:creator>Markus Göker</dc:creator>
    <meta:editing-duration>PT7H41M15S</meta:editing-duration>
    <meta:editing-cycles>72</meta:editing-cycles>
    <meta:generator>LibreOffice/3.5$Linux_X86_64 LibreOffice_project/350m1$Build-2</meta:generator>
    <meta:document-statistic meta:object-count="105"/>
  </office:meta>
</office:document-meta>
</file>